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671cm" svg:height="1.798cm" svg:x="4.055cm" svg:y="7.221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2" draw:text-style-name="P1" draw:layer="layout" svg:width="0.903cm" svg:height="0.661cm" draw:transform="rotate (-2.15757602131539) translate (5.25565777377039cm 7.218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skewX (0.00122173047639591) rotate (-2.1556561591382) translate (6.07145731859439cm 8.161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19:54.283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